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.743cm" table:align="margins"/>
    </style:style>
    <style:style style:name="Tabelle1.A" style:family="table-column">
      <style:table-column-properties style:column-width="8.871cm" style:rel-column-width="32767*"/>
    </style:style>
    <style:style style:name="Tabelle1.B" style:family="table-column">
      <style:table-column-properties style:column-width="8.872cm" style:rel-column-width="32768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B1" style:family="table-cell">
      <style:table-cell-properties fo:padding="0.097cm" fo:border="0.5pt solid #000000"/>
    </style:style>
    <style:style style:name="P1" style:family="paragraph" style:parent-style-name="Standard">
      <style:text-properties fo:font-size="6pt" officeooo:rsid="000f2151" officeooo:paragraph-rsid="000eb9d5" style:font-size-asian="6pt" style:font-size-complex="6pt"/>
    </style:style>
    <style:style style:name="P2" style:family="paragraph" style:parent-style-name="Standard">
      <style:text-properties fo:font-size="6pt" officeooo:rsid="000d9867" officeooo:paragraph-rsid="000eb9d5" style:font-size-asian="6pt" style:font-size-complex="6pt"/>
    </style:style>
    <style:style style:name="P3" style:family="paragraph" style:parent-style-name="Standard">
      <style:text-properties fo:font-size="6pt" fo:font-weight="bold" officeooo:rsid="000d9867" officeooo:paragraph-rsid="000eb9d5" style:font-size-asian="6pt" style:font-weight-asian="bold" style:font-size-complex="6pt" style:font-weight-complex="bold"/>
    </style:style>
    <style:style style:name="P4" style:family="paragraph" style:parent-style-name="Standard">
      <style:text-properties fo:font-size="6pt" officeooo:rsid="000d9867" officeooo:paragraph-rsid="008d4ab5" style:font-size-asian="6pt" style:font-size-complex="6pt"/>
    </style:style>
    <style:style style:name="P5" style:family="paragraph" style:parent-style-name="Standard">
      <style:text-properties fo:font-size="6pt" officeooo:rsid="000d9867" officeooo:paragraph-rsid="0014428b" style:font-size-asian="6pt" style:font-size-complex="6pt"/>
    </style:style>
    <style:style style:name="P6" style:family="paragraph" style:parent-style-name="Standard">
      <style:text-properties fo:font-size="6pt" officeooo:rsid="000d9867" officeooo:paragraph-rsid="00147f66" style:font-size-asian="6pt" style:font-size-complex="6pt"/>
    </style:style>
    <style:style style:name="P7" style:family="paragraph" style:parent-style-name="Standard">
      <style:text-properties fo:font-size="6pt" officeooo:rsid="000d9867" officeooo:paragraph-rsid="0017766c" style:font-size-asian="6pt" style:font-size-complex="6pt"/>
    </style:style>
    <style:style style:name="P8" style:family="paragraph" style:parent-style-name="Standard">
      <style:text-properties fo:font-size="6pt" fo:font-weight="bold" officeooo:rsid="00e59218" officeooo:paragraph-rsid="00e59218" style:font-size-asian="6pt" style:font-weight-asian="bold" style:font-size-complex="6pt" style:font-weight-complex="bold"/>
    </style:style>
    <style:style style:name="P9" style:family="paragraph" style:parent-style-name="Standard">
      <style:text-properties fo:font-size="6pt" officeooo:rsid="000d9867" officeooo:paragraph-rsid="00e59218" style:font-size-asian="6pt" style:font-size-complex="6pt"/>
    </style:style>
    <style:style style:name="P10" style:family="paragraph" style:parent-style-name="Standard">
      <style:text-properties fo:font-size="6pt" officeooo:rsid="000d9867" officeooo:paragraph-rsid="00e5e45e" style:font-size-asian="6pt" style:font-size-complex="6pt"/>
    </style:style>
    <style:style style:name="P11" style:family="paragraph" style:parent-style-name="Standard">
      <style:text-properties fo:font-size="6pt" fo:font-weight="bold" officeooo:rsid="0017766c" officeooo:paragraph-rsid="00195be1" style:font-size-asian="6pt" style:font-weight-asian="bold" style:font-size-complex="6pt" style:font-weight-complex="bold"/>
    </style:style>
    <style:style style:name="P12" style:family="paragraph" style:parent-style-name="Standard">
      <style:text-properties fo:font-size="6pt" officeooo:rsid="000d9867" officeooo:paragraph-rsid="00195be1" style:font-size-asian="6pt" style:font-size-complex="6pt"/>
    </style:style>
    <style:style style:name="P13" style:family="paragraph" style:parent-style-name="Standard">
      <style:text-properties fo:font-size="6pt" officeooo:rsid="00f36fbd" officeooo:paragraph-rsid="00f36fbd" style:font-size-asian="6pt" style:font-size-complex="6pt"/>
    </style:style>
    <style:style style:name="P14" style:family="paragraph" style:parent-style-name="Table_20_Contents">
      <style:text-properties fo:font-size="6pt" officeooo:rsid="00917276" officeooo:paragraph-rsid="00917276" style:font-size-asian="6pt" style:font-size-complex="6pt"/>
    </style:style>
    <style:style style:name="P15" style:family="paragraph" style:parent-style-name="Table_20_Contents">
      <style:text-properties fo:font-size="6pt" officeooo:rsid="000f2151" officeooo:paragraph-rsid="000f2151" style:font-size-asian="6pt" style:font-size-complex="6pt"/>
    </style:style>
    <style:style style:name="P16" style:family="paragraph" style:parent-style-name="Table_20_Contents">
      <style:text-properties fo:font-size="6pt" fo:font-weight="bold" officeooo:rsid="000f2151" officeooo:paragraph-rsid="000f2151" style:font-size-asian="6pt" style:font-weight-asian="bold" style:font-size-complex="6pt" style:font-weight-complex="bold"/>
    </style:style>
    <style:style style:name="P17" style:family="paragraph" style:parent-style-name="Table_20_Contents">
      <style:text-properties fo:font-size="6pt" officeooo:rsid="0014428b" officeooo:paragraph-rsid="0014428b" style:font-size-asian="6pt" style:font-size-complex="6pt"/>
    </style:style>
    <style:style style:name="P18" style:family="paragraph" style:parent-style-name="Table_20_Contents">
      <style:text-properties fo:font-size="6pt" officeooo:rsid="000f2151" officeooo:paragraph-rsid="0093c2ca" style:font-size-asian="6pt" style:font-size-complex="6pt"/>
    </style:style>
    <style:style style:name="P19" style:family="paragraph" style:parent-style-name="Standard">
      <style:text-properties fo:font-size="6pt" officeooo:rsid="000d9867" officeooo:paragraph-rsid="0085ae0d" style:font-size-asian="6pt" style:font-size-complex="6pt"/>
    </style:style>
    <style:style style:name="P20" style:family="paragraph" style:parent-style-name="Standard">
      <style:text-properties fo:font-size="6pt" officeooo:rsid="000d9867" officeooo:paragraph-rsid="0051f3b7" style:font-size-asian="6pt" style:font-size-complex="6pt"/>
    </style:style>
    <style:style style:name="P21" style:family="paragraph" style:parent-style-name="Standard">
      <style:text-properties fo:font-size="6pt" officeooo:rsid="000d9867" officeooo:paragraph-rsid="007bc982" style:font-size-asian="6pt" style:font-size-complex="6pt"/>
    </style:style>
    <style:style style:name="P22" style:family="paragraph" style:parent-style-name="Standard">
      <style:text-properties fo:font-size="6pt" officeooo:rsid="000d9867" officeooo:paragraph-rsid="00a4c129" style:font-size-asian="6pt" style:font-size-complex="6pt"/>
    </style:style>
    <style:style style:name="P23" style:family="paragraph" style:parent-style-name="Standard">
      <style:text-properties fo:font-size="6pt" officeooo:rsid="000d9867" officeooo:paragraph-rsid="0079501b" style:font-size-asian="6pt" style:font-size-complex="6pt"/>
    </style:style>
    <style:style style:name="P24" style:family="paragraph" style:parent-style-name="Table_20_Contents">
      <style:text-properties fo:font-size="6pt" officeooo:paragraph-rsid="0051f3b7" style:font-size-asian="6pt" style:font-size-complex="6pt"/>
    </style:style>
    <style:style style:name="P25" style:family="paragraph" style:parent-style-name="Standard">
      <style:text-properties fo:font-size="6pt" officeooo:rsid="000d9867" officeooo:paragraph-rsid="00865ce4" style:font-size-asian="6pt" style:font-size-complex="6pt"/>
    </style:style>
    <style:style style:name="P26" style:family="paragraph" style:parent-style-name="Standard">
      <style:text-properties fo:font-size="6pt" officeooo:rsid="000d9867" officeooo:paragraph-rsid="0089be02" style:font-size-asian="6pt" style:font-size-complex="6pt"/>
    </style:style>
    <style:style style:name="P27" style:family="paragraph" style:parent-style-name="Standard">
      <style:text-properties fo:font-size="6pt" officeooo:rsid="000d9867" officeooo:paragraph-rsid="00a44106" style:font-size-asian="6pt" style:font-size-complex="6pt"/>
    </style:style>
    <style:style style:name="P28" style:family="paragraph" style:parent-style-name="Table_20_Contents">
      <style:text-properties fo:font-size="6pt" fo:font-weight="bold" officeooo:rsid="008867db" officeooo:paragraph-rsid="008867db" style:font-size-asian="6pt" style:font-weight-asian="bold" style:font-size-complex="6pt" style:font-weight-complex="bold"/>
    </style:style>
    <style:style style:name="P29" style:family="paragraph" style:parent-style-name="Table_20_Contents">
      <style:text-properties fo:font-size="6pt" officeooo:rsid="0014428b" officeooo:paragraph-rsid="007bc982" style:font-size-asian="6pt" style:font-size-complex="6pt"/>
    </style:style>
    <style:style style:name="P30" style:family="paragraph" style:parent-style-name="Standard">
      <style:text-properties style:text-line-through-style="none" style:text-line-through-type="none" fo:font-size="6pt" officeooo:rsid="000d9867" officeooo:paragraph-rsid="008b677d" style:font-size-asian="6pt" style:font-size-complex="6pt"/>
    </style:style>
    <style:style style:name="P31" style:family="paragraph" style:parent-style-name="Standard">
      <style:text-properties fo:font-size="6pt" officeooo:rsid="000d9867" officeooo:paragraph-rsid="0050650d" style:font-size-asian="6pt" style:font-size-complex="6pt"/>
    </style:style>
    <style:style style:name="P32" style:family="paragraph" style:parent-style-name="Standard">
      <style:text-properties fo:font-size="6pt" officeooo:rsid="000d9867" officeooo:paragraph-rsid="001cdaa6" style:font-size-asian="6pt" style:font-size-complex="6pt"/>
    </style:style>
    <style:style style:name="P33" style:family="paragraph" style:parent-style-name="Standard">
      <style:text-properties fo:font-size="6pt" officeooo:rsid="000d9867" officeooo:paragraph-rsid="00e49191" style:font-size-asian="6pt" style:font-size-complex="6pt"/>
    </style:style>
    <style:style style:name="P34" style:family="paragraph" style:parent-style-name="Standard">
      <style:text-properties fo:font-size="6pt" officeooo:rsid="00e49191" officeooo:paragraph-rsid="00e49191" style:font-size-asian="6pt" style:font-size-complex="6pt"/>
    </style:style>
    <style:style style:name="P35" style:family="paragraph" style:parent-style-name="Table_20_Contents">
      <style:text-properties fo:font-size="6pt" officeooo:rsid="000d9867" officeooo:paragraph-rsid="001b532d" style:font-size-asian="6pt" style:font-size-complex="6pt"/>
    </style:style>
    <style:style style:name="P36" style:family="paragraph" style:parent-style-name="Standard">
      <style:text-properties officeooo:rsid="000d9867" officeooo:paragraph-rsid="000d9867"/>
    </style:style>
    <style:style style:name="P37" style:family="paragraph" style:parent-style-name="Standard">
      <style:text-properties fo:font-size="6pt" officeooo:paragraph-rsid="000d9867" style:font-size-asian="6pt" style:font-size-complex="6pt"/>
    </style:style>
    <style:style style:name="T1" style:family="text">
      <style:text-properties officeooo:rsid="00147f66"/>
    </style:style>
    <style:style style:name="T2" style:family="text">
      <style:text-properties officeooo:rsid="00e38b68"/>
    </style:style>
    <style:style style:name="T3" style:family="text">
      <style:text-properties officeooo:rsid="00133ec3"/>
    </style:style>
    <style:style style:name="T4" style:family="text">
      <style:text-properties officeooo:rsid="001353b5"/>
    </style:style>
    <style:style style:name="T5" style:family="text">
      <style:text-properties officeooo:rsid="008d4ab5"/>
    </style:style>
    <style:style style:name="T6" style:family="text">
      <style:text-properties officeooo:rsid="00e59218"/>
    </style:style>
    <style:style style:name="T7" style:family="text">
      <style:text-properties officeooo:rsid="00e49191"/>
    </style:style>
    <style:style style:name="T8" style:family="text">
      <style:text-properties officeooo:rsid="00c7c6e8"/>
    </style:style>
    <style:style style:name="T9" style:family="text">
      <style:text-properties officeooo:rsid="00921dd0"/>
    </style:style>
    <style:style style:name="T10" style:family="text">
      <style:text-properties officeooo:rsid="00a251de"/>
    </style:style>
    <style:style style:name="T11" style:family="text">
      <style:text-properties officeooo:rsid="0051f3b7"/>
    </style:style>
    <style:style style:name="T12" style:family="text">
      <style:text-properties officeooo:rsid="000d9867"/>
    </style:style>
    <style:style style:name="T13" style:family="text">
      <style:text-properties officeooo:rsid="000eb9d5"/>
    </style:style>
    <style:style style:name="T14" style:family="text">
      <style:text-properties officeooo:rsid="0094ef56"/>
    </style:style>
    <style:style style:name="T15" style:family="text">
      <style:text-properties officeooo:rsid="0093c2ca"/>
    </style:style>
    <style:style style:name="T16" style:family="text">
      <style:text-properties officeooo:rsid="0085ae0d"/>
    </style:style>
    <style:style style:name="T17" style:family="text">
      <style:text-properties officeooo:rsid="007bc982"/>
    </style:style>
    <style:style style:name="T18" style:family="text">
      <style:text-properties officeooo:rsid="0079501b"/>
    </style:style>
    <style:style style:name="T19" style:family="text">
      <style:text-properties officeooo:rsid="000f2151"/>
    </style:style>
    <style:style style:name="T20" style:family="text">
      <style:text-properties officeooo:rsid="00964055"/>
    </style:style>
    <style:style style:name="T21" style:family="text">
      <style:text-properties officeooo:rsid="007c8a2a"/>
    </style:style>
    <style:style style:name="T22" style:family="text">
      <style:text-properties officeooo:rsid="007e25c6"/>
    </style:style>
    <style:style style:name="T23" style:family="text">
      <style:text-properties officeooo:rsid="004f28f2"/>
    </style:style>
    <style:style style:name="T24" style:family="text">
      <style:text-properties officeooo:rsid="00814213"/>
    </style:style>
    <style:style style:name="T25" style:family="text">
      <style:text-properties officeooo:rsid="0050650d"/>
    </style:style>
    <style:style style:name="T26" style:family="text">
      <style:text-properties officeooo:rsid="008b677d"/>
    </style:style>
    <style:style style:name="T27" style:family="text">
      <style:text-properties officeooo:rsid="001cdaa6"/>
    </style:style>
    <style:style style:name="T28" style:family="text">
      <style:text-properties officeooo:rsid="0086e0bd"/>
    </style:style>
    <style:style style:name="T29" style:family="text">
      <style:text-properties officeooo:rsid="00a44106"/>
    </style:style>
    <style:style style:name="T30" style:family="text">
      <style:text-properties officeooo:rsid="00a4c129"/>
    </style:style>
    <style:style style:name="T31" style:family="text">
      <style:text-properties fo:font-weight="bold" officeooo:rsid="0014428b" style:font-weight-asian="bold" style:font-weight-complex="bold"/>
    </style:style>
    <style:style style:name="T32" style:family="text">
      <style:text-properties officeooo:rsid="0014428b"/>
    </style:style>
    <style:style style:name="T33" style:family="text">
      <style:text-properties officeooo:rsid="00195be1"/>
    </style:style>
    <style:style style:name="T34" style:family="text">
      <style:text-properties officeooo:rsid="00af2888"/>
    </style:style>
    <style:style style:name="T35" style:family="text">
      <style:text-properties officeooo:rsid="00865ce4"/>
    </style:style>
    <style:style style:name="T36" style:family="text">
      <style:text-properties officeooo:rsid="00822a30"/>
    </style:style>
    <style:style style:name="T37" style:family="text">
      <style:text-properties officeooo:rsid="0089be02"/>
    </style:style>
    <style:style style:name="T38" style:family="text">
      <style:text-properties officeooo:rsid="00aff08b"/>
    </style:style>
    <style:style style:name="T39" style:family="text">
      <style:text-properties officeooo:rsid="001b532d"/>
    </style:style>
    <style:style style:name="T40" style:family="text">
      <style:text-properties officeooo:rsid="008a19a6"/>
    </style:style>
    <style:style style:name="T41" style:family="text">
      <style:text-properties officeooo:rsid="008867db"/>
    </style:style>
    <style:style style:name="T42" style:family="text">
      <style:text-properties officeooo:rsid="0081bf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Main Editor</text:p>
            <text:p text:style-name="P2"/>
            <text:p text:style-name="P3">Scenes</text:p>
            <text:p text:style-name="P2">[…]</text:p>
            <text:p text:style-name="P2">|&lt;<text:span text:style-name="T1">ListView&gt;</text:span>--------------------------------------------------------|<text:line-break/>| <text:s/>{DefaultImageOfScene1} &lt;nameOfScene1&gt;<text:tab/>|</text:p>
            <text:p text:style-name="P2">| <text:s/>{DefaultImageOfScene2} &lt;nameOfScene2&gt;<text:tab/>|<text:line-break/>| <text:s/>{DefaultImageOfScene_n} &lt;nameOfScene_n&gt;<text:tab/>|</text:p>
            <text:p text:style-name="P2">|----------------------------------------------------------------------<text:tab/>|</text:p>
            <text:p text:style-name="P4">[<text:span text:style-name="T2">Load</text:span>] [<text:span text:style-name="T3">N</text:span>ew] [Edit]<text:span text:style-name="T4"> </text:span>[<text:span text:style-name="T5">Copy</text:span>]<text:span text:style-name="T4"> </text:span>[Delete] </text:p>
            <text:p text:style-name="P2"/>
            <text:p text:style-name="P3">Items</text:p>
            <text:p text:style-name="P5">[…]</text:p>
            <text:p text:style-name="P6">|&lt;<text:span text:style-name="T1">ListView&gt;</text:span>--------------------------------------------------------|<text:line-break/>| <text:s/>{DefaultImageOfItem1} &lt;nameOfItem1&gt;<text:tab/><text:tab/>|</text:p>
            <text:p text:style-name="P2">| <text:s/>{DefaultImageOfItem2} &lt;nameOfItem2&gt;<text:tab/><text:tab/>|<text:line-break/>| <text:s/>{DefaultImageOfItem_n} &lt;nameOfItem_n&gt;<text:tab/>|</text:p>
            <text:p text:style-name="P2">|----------------------------------------------------------------------<text:tab/>|</text:p>
            <text:p text:style-name="P7">[<text:span text:style-name="T3">N</text:span>ew] [Edit] <text:span text:style-name="T4">[Actions] </text:span>[<text:span text:style-name="T5">Copy</text:span>]<text:span text:style-name="T4"> </text:span>[Delete] </text:p>
            <text:p text:style-name="P2"/>
            <text:p text:style-name="P8">KeyAreas</text:p>
            <text:p text:style-name="P7">[…]</text:p>
            <text:p text:style-name="P9">|&lt;<text:span text:style-name="T1">ListView&gt;</text:span>--------------------------------------------------------|<text:line-break/>| <text:s text:c="2"/>&lt;nameOf<text:span text:style-name="T6">KeyArea</text:span>1&gt;<text:tab/> <text:s text:c="46"/>|</text:p>
            <text:p text:style-name="P9">| <text:s text:c="2"/>&lt;nameOf<text:span text:style-name="T6">KeyArea</text:span>2&gt;<text:tab/> <text:s text:c="46"/>|<text:line-break/><text:span text:style-name="T6">| <text:s text:c="2"/></text:span>&lt;nameOf<text:span text:style-name="T6">KeyArea</text:span>_n&gt;<text:tab/> <text:s text:c="46"/>|</text:p>
            <text:p text:style-name="P7">|----------------------------------------------------------------------<text:tab/>|</text:p>
            <text:p text:style-name="P10">[<text:span text:style-name="T1">N</text:span>ew] [Edit]<text:span text:style-name="T4"> </text:span>[<text:span text:style-name="T5">Copy</text:span>] <text:span text:style-name="T7">[Actions]</text:span><text:span text:style-name="T4"> </text:span>[Delete] </text:p>
            <text:p text:style-name="P7"/>
            <text:p text:style-name="P11">Dialogs</text:p>
            <text:p text:style-name="P12">[…]</text:p>
            <text:p text:style-name="P9">|&lt;<text:span text:style-name="T1">ListView&gt;</text:span>--------------------------------------------------------|<text:line-break/>| <text:s/>&lt;nameOfCharacter1&gt; <text:s text:c="39"/><text:tab/>|</text:p>
            <text:p text:style-name="P9">| <text:s/>&lt;nameOfCharacter2&gt; <text:s text:c="43"/><text:tab/>|<text:line-break/>| <text:s/>&lt;nameOfCharacter_n&gt; <text:s text:c="37"/><text:tab/>|</text:p>
            <text:p text:style-name="P12">|----------------------------------------------------------------------<text:tab/>|</text:p>
            <text:p text:style-name="P4">[<text:span text:style-name="T1">N</text:span>ew] [Edit]<text:span text:style-name="T4"> </text:span>[<text:span text:style-name="T5">Copy</text:span>]<text:span text:style-name="T4"> </text:span>[Delete]</text:p>
            <text:p text:style-name="P2"/>
            <text:p text:style-name="P2">[<text:span text:style-name="T8">Conditions Manager</text:span>]</text:p>
            <text:p text:style-name="P2">[<text:span text:style-name="T8">Button Manager</text:span>]</text:p>
            <text:p text:style-name="P2">[<text:span text:style-name="T8">Image Manager</text:span>]</text:p>
            <text:p text:style-name="P13">[Open Resources]</text:p>
            <text:p text:style-name="P2"/>
          </table:table-cell>
          <table:table-cell table:style-name="Tabelle1.B1" office:value-type="string">
            <text:p text:style-name="P14">Every Change that is made in this Editor will be stored <text:span text:style-name="T9">in</text:span> the /resources/&lt;category&gt;/&lt;nameOfDefaultFile<text:span text:style-name="T10">ForCategory</text:span>&gt;.txt <text:span text:style-name="T9">files.</text:span></text:p>
            <text:p text:style-name="P15"/>
            <text:p text:style-name="P16">Scenes</text:p>
            <text:p text:style-name="P17">[…] → <text:span text:style-name="T11">C</text:span>ollapses ListView.</text:p>
            <text:p text:style-name="P18"><text:span text:style-name="T12">[</text:span><text:span text:style-name="T13">Load</text:span><text:span text:style-name="T12">]</text:span>→ <text:span text:style-name="T11">Loads</text:span> <text:span text:style-name="T11">the</text:span> default Values <text:span text:style-name="T11">of the </text:span><text:span text:style-name="T14">selected</text:span> Scene <text:span text:style-name="T15">from the</text:span><text:span text:style-name="T16"> /resources/scenes/&lt;</text:span><text:span text:style-name="T17">nameOf</text:span><text:span text:style-name="T16">Scene</text:span><text:span text:style-name="T17">&gt;.txt</text:span> <text:span text:style-name="T15">to</text:span> <text:span text:style-name="T11">the</text:span> <text:span text:style-name="T11">Editors </text:span><text:span text:style-name="T14">and to the Main Window and opens the Scene for editing</text:span><text:span text:style-name="T11">.</text:span></text:p>
            <text:p text:style-name="P19">[<text:span text:style-name="T4">N</text:span>ew] → <text:span text:style-name="T11">Creates </text:span><text:span text:style-name="T18">a </text:span><text:span text:style-name="T11">new</text:span><text:span text:style-name="T19"> Scene </text:span><text:span text:style-name="T16">file </text:span><text:span text:style-name="T20">in the</text:span><text:span text:style-name="T16"> /resources/scenes/ </text:span><text:span text:style-name="T20">directory and adds it to the ListView</text:span><text:span text:style-name="T19">. </text:span><text:span text:style-name="T21">(Promtp: {inputField &lt;</text:span><text:span text:style-name="T22">N</text:span><text:span text:style-name="T21">ame&gt;})</text:span></text:p>
            <text:p text:style-name="P20">[Edit]→ <text:span text:style-name="T23">Opens</text:span><text:span text:style-name="T19"> Scene Editor.</text:span></text:p>
            <text:p text:style-name="P21">[<text:span text:style-name="T24">Copy</text:span>] → <text:span text:style-name="T25">Copies</text:span><text:span text:style-name="T4"> </text:span><text:span text:style-name="T18">selected</text:span><text:span text:style-name="T4"> Scene </text:span><text:span text:style-name="T17">file /charakters/&lt;nameOfScene_copy&gt;.txt and adds it to the Listview</text:span><text:span text:style-name="T19">.</text:span></text:p>
            <text:p text:style-name="P22">[Delete] → <text:span text:style-name="T23">Deletes </text:span><text:span text:style-name="T26">the </text:span><text:span text:style-name="T23">selected</text:span><text:span text:style-name="T27"> Scene </text:span><text:span text:style-name="T17">&lt;nameOfScene&gt;.txt file </text:span><text:span text:style-name="T26">in the </text:span><text:span text:style-name="T17">/</text:span><text:span text:style-name="T26">scenes</text:span><text:span text:style-name="T17">/ </text:span><text:span text:style-name="T26">directory</text:span><text:span text:style-name="T17"> and </text:span><text:span text:style-name="T28">removes</text:span><text:span text:style-name="T17"> it </text:span><text:span text:style-name="T28">from</text:span><text:span text:style-name="T17"> the Listview</text:span><text:span text:style-name="T19">. </text:span><text:span text:style-name="T27">(Alert </text:span><text:span text:style-name="T23">Yes</text:span><text:span text:style-name="T27">/N</text:span><text:span text:style-name="T23">o</text:span><text:span text:style-name="T27">). </text:span><text:span text:style-name="T29">Before deleting a</text:span> check of all /resources/&lt;category&gt;/&lt;name&gt;.txt files must be run for references and references must be <text:span text:style-name="T18">deleted</text:span> if found. <text:span text:style-name="T29">If references are found a warning with a ListView of all </text:span><text:span text:style-name="T30">files</text:span><text:span text:style-name="T29"> that hold a reference will be show. „Found multiple references to this entry! Do you want to delete it anyway? [Yes] [No]“</text:span></text:p>
            <text:p text:style-name="P23"/>
            <text:p text:style-name="P24"><text:span text:style-name="T31">Items</text:span><text:span text:style-name="T32"> </text:span><text:span text:style-name="T33">(</text:span><text:span text:style-name="T32">Item</text:span><text:span text:style-name="T33"> </text:span><text:span text:style-name="T11">inherits all functions of</text:span><text:span text:style-name="T33"> </text:span><text:span text:style-name="T34">KeyArea</text:span><text:span text:style-name="T33">)</text:span></text:p>
            <text:p text:style-name="P17">[…] → <text:span text:style-name="T35">C</text:span>ollapses ListView.</text:p>
            <text:p text:style-name="P25">[<text:span text:style-name="T4">N</text:span>ew] → <text:span text:style-name="T23">Creates</text:span><text:span text:style-name="T19"> </text:span><text:span text:style-name="T23">new</text:span><text:span text:style-name="T19"> </text:span><text:span text:style-name="T32">Item </text:span><text:span text:style-name="T17">file /charakters/&lt;nameOfItem&gt;.txt and adds it to the Listview. </text:span><text:span text:style-name="T35">At the same time it writes a reference to the </text:span><text:span text:style-name="T16">scenes/&lt;</text:span><text:span text:style-name="T17">nameOf</text:span><text:span text:style-name="T16">Scene</text:span><text:span text:style-name="T17">&gt;.txt</text:span><text:span text:style-name="T19">. </text:span><text:span text:style-name="T21">(Promtp: {inputField &lt;</text:span><text:span text:style-name="T22">N</text:span><text:span text:style-name="T21">ame&gt;})</text:span></text:p>
            <text:p text:style-name="P20">[<text:span text:style-name="T4">Actions</text:span>] → <text:span text:style-name="T23">Opens</text:span><text:span text:style-name="T1"> Item Action Editor.</text:span></text:p>
            <text:p text:style-name="P20">[Edit]→ <text:span text:style-name="T23">Opens</text:span><text:span text:style-name="T19"> </text:span><text:span text:style-name="T32">Item</text:span><text:span text:style-name="T19"> Editor.</text:span></text:p>
            <text:p text:style-name="P26">[<text:span text:style-name="T24">Copy</text:span>] → <text:span text:style-name="T25">Copies</text:span><text:span text:style-name="T23"> selected</text:span><text:span text:style-name="T27"> </text:span><text:span text:style-name="T32">Item</text:span><text:span text:style-name="T4"> </text:span><text:span text:style-name="T17">file /charakters/&lt;nameOfScene_copy&gt;.txt and adds it to the </text:span><text:span text:style-name="T36">ListView. <text:s/></text:span><text:span text:style-name="T35">At the </text:span><text:span text:style-name="T37">same</text:span><text:span text:style-name="T35"> time it writes a &lt;</text:span><text:span text:style-name="T38">nameOfItem&gt; </text:span><text:span text:style-name="T35">reference to the </text:span><text:span text:style-name="T16">scenes/&lt;</text:span><text:span text:style-name="T17">nameOf</text:span><text:span text:style-name="T16">Scene</text:span><text:span text:style-name="T17">&gt;.txt </text:span><text:span text:style-name="T38">under the #Items tag.</text:span></text:p>
            <text:p text:style-name="P27">[Delete] → <text:span text:style-name="T23">Deletes </text:span><text:span text:style-name="T26">the </text:span><text:span text:style-name="T23">selected</text:span><text:span text:style-name="T27"> </text:span><text:span text:style-name="T32">Item</text:span><text:span text:style-name="T39"> </text:span><text:span text:style-name="T26">file </text:span><text:span text:style-name="T17">&lt;nameOf</text:span><text:span text:style-name="T26">Item</text:span><text:span text:style-name="T17">&gt;.txt</text:span><text:span text:style-name="T26"> in the /resources/items/ directory</text:span><text:span text:style-name="T32"> </text:span><text:span text:style-name="T28">and Removes it from the ListView</text:span><text:span text:style-name="T27">. (Alert </text:span><text:span text:style-name="T23">Yes</text:span><text:span text:style-name="T27">/N</text:span><text:span text:style-name="T23">o</text:span><text:span text:style-name="T27">). </text:span><text:span text:style-name="T29">Before deleting a</text:span> check of all /resources/&lt;category&gt;/&lt;name&gt;.txt files must be run for references and references must be <text:span text:style-name="T18">deleted</text:span> if found. <text:span text:style-name="T29">If references are found a warning with a ListView of all Categories that hold a reference will be show. „Found multiple references to this entry! Do you want to delete it anyway? [Yes] [No]“</text:span></text:p>
            <text:p text:style-name="P5"/>
            <text:p text:style-name="P28">Dialogs</text:p>
            <text:p text:style-name="P29">[…] → <text:span text:style-name="T17">C</text:span>ollapses ListView.</text:p>
            <text:p text:style-name="P25">[<text:span text:style-name="T4">N</text:span>ew] → <text:span text:style-name="T23">Creates</text:span><text:span text:style-name="T19"> </text:span><text:span text:style-name="T40">a </text:span><text:span text:style-name="T23">new</text:span><text:span text:style-name="T19"> </text:span><text:span text:style-name="T41">Dialog</text:span><text:span text:style-name="T33"> </text:span><text:span text:style-name="T17">file /</text:span><text:span text:style-name="T41">dialogs</text:span><text:span text:style-name="T17">/&lt;nameOf</text:span><text:span text:style-name="T41">Dialog</text:span><text:span text:style-name="T17">&gt;.txt and adds it to the Listview</text:span><text:span text:style-name="T19">. </text:span><text:span text:style-name="T27">(Prompt: Name: {inputNewName} <text:s/></text:span><text:span text:style-name="T35">At the same time it writes a reference to the </text:span><text:span text:style-name="T16">scenes/&lt;</text:span><text:span text:style-name="T17">nameOf</text:span><text:span text:style-name="T16">Scene</text:span><text:span text:style-name="T17">&gt;.txt</text:span></text:p>
            <text:p text:style-name="P30">[<text:span text:style-name="T4">Actions</text:span>] → <text:span text:style-name="T23">Opens</text:span><text:span text:style-name="T1"> </text:span><text:span text:style-name="T37">Dialog</text:span><text:span text:style-name="T1"> Action Editor.</text:span></text:p>
            <text:p text:style-name="P31">[Edit]→ <text:span text:style-name="T23">Opens</text:span><text:span text:style-name="T19"> </text:span><text:span text:style-name="T37">Dialog</text:span><text:span text:style-name="T19"> Editor.</text:span></text:p>
            <text:p text:style-name="P26">[<text:span text:style-name="T42">Copy</text:span>] → <text:span text:style-name="T23">Copies </text:span><text:span text:style-name="T37">Dialog</text:span><text:span text:style-name="T27"> </text:span><text:span text:style-name="T33">Character. </text:span><text:span text:style-name="T35">At the </text:span><text:span text:style-name="T37">same</text:span><text:span text:style-name="T35"> time it writes a reference to the </text:span><text:span text:style-name="T16">scenes/&lt;</text:span><text:span text:style-name="T17">nameOf</text:span><text:span text:style-name="T16">Scene</text:span><text:span text:style-name="T17">&gt;.txt</text:span></text:p>
            <text:p text:style-name="P27">[Delete] → <text:span text:style-name="T23">Deletes selected</text:span><text:span text:style-name="T27"> </text:span><text:span text:style-name="T26">Dialog</text:span><text:span text:style-name="T39"> </text:span><text:span text:style-name="T26">file </text:span><text:span text:style-name="T17">&lt;nameOf</text:span><text:span text:style-name="T26">Dialog</text:span><text:span text:style-name="T17">&gt;.txt </text:span><text:span text:style-name="T26">in the /resources/dialogs/ directory </text:span><text:span text:style-name="T28">and Removes it from the ListView</text:span><text:span text:style-name="T33">. </text:span><text:span text:style-name="T27">(Alert </text:span><text:span text:style-name="T23">Yes</text:span><text:span text:style-name="T27">/N</text:span><text:span text:style-name="T23">o</text:span><text:span text:style-name="T27">). </text:span><text:span text:style-name="T29">Befor</text:span><text:span text:style-name="T30">e</text:span><text:span text:style-name="T29"> deleting a</text:span> check of all /resources/&lt;category&gt;/&lt;name&gt;.txt files must be run for references and references must be <text:span text:style-name="T18">deleted</text:span> if found. <text:span text:style-name="T29">If references are found a warning with a ListView of all </text:span><text:span text:style-name="T30">files</text:span><text:span text:style-name="T29"> that hold a reference will be show. „Found multiple references to this entry! Do you want to delete it anyway? [Yes] [No]“</text:span></text:p>
            <text:p text:style-name="P32"/>
            <text:p text:style-name="P33"><text:span text:style-name="T7">1. </text:span>[<text:span text:style-name="T1">N</text:span>ew] <text:span text:style-name="T7"><text:s/>→ Adds a new Object to the corresponding ListView and creates a new reference in &lt;nameOfSceneFile&gt;.txt as well as creating a new resource &lt;nameOfNewFile&gt;.txt file in the /resources/&lt;n&gt;/ directory.</text:span></text:p>
            <text:p text:style-name="P33"><text:span text:style-name="T7">2. </text:span>[Edit]<text:span text:style-name="T4"> → </text:span><text:span text:style-name="T7">Opens the Editor for the selected ListViewItem or the corresponding category.</text:span></text:p>
            <text:p text:style-name="P33"><text:span text:style-name="T7">3. </text:span>[<text:span text:style-name="T5">Copy</text:span>]<text:span text:style-name="T4"> → </text:span><text:span text:style-name="T7">Copies the selected ListViewItem and the resources/&lt;n&gt;/&lt;nameOfFile&gt;.txt of the corresponding category.</text:span></text:p>
            <text:p text:style-name="P33"><text:span text:style-name="T7">3. </text:span>[Delete] → <text:span text:style-name="T7">Deletes the selected ListViewItem and the resources/&lt;n&gt;/&lt;nameOfFile&gt;.txt of the corresponding category.</text:span></text:p>
            <text:p text:style-name="P34">5. [Actions] → Opens the Action Editor Window for the corresponding category of the selected field in the Listview.</text:p>
            <text:p text:style-name="P34"/>
            <text:p text:style-name="P35"/>
          </table:table-cell>
        </table:table-row>
      </table:table>
      <text:p text:style-name="P36"/>
      <text:p text:style-name="P36"/>
      <text:p text:style-name="P36"/>
      <text:p text:style-name="P36"/>
      <text:p text:style-name="P3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258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2T17:22:13.019332300</meta:creation-date>
    <dc:date>2025-11-03T21:51:23.885014100</dc:date>
    <meta:editing-duration>PT21H22M24S</meta:editing-duration>
    <meta:editing-cycles>221</meta:editing-cycles>
    <meta:generator>LibreOffice/25.2.6.2$Windows_X86_64 LibreOffice_project/729c5bfe710f5eb71ed3bbde9e06a6065e9c6c5d</meta:generator>
    <meta:document-statistic meta:table-count="1" meta:image-count="0" meta:object-count="0" meta:page-count="1" meta:paragraph-count="56" meta:word-count="627" meta:character-count="5027" meta:non-whitespace-character-count="4174"/>
  </office:meta>
</office:document-meta>
</file>